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70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menü <text:s/>mit Lebensanzeige, der Anzahl an gesammelten Items, einem Infofenster und einem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rt/Pause Knopf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ollision-detection zwischen dem Spieler und allen anderen Objekten fertig programmieren, mittel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er neuen Collision Klasse. Collision pixelbasiert und nicht nur auf Rechtecke überprüfen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Neue Klasse Menü erstellt, inder eine menuleiste mit zwei Buttons und Textfelder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pause und info variable, --&gt; bei true in einer bedingung verharren um eine Pause zu Simul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ür unsere Collision-detection prüfen wir die genauen Pixel der Objekte.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ollten unsere Objekte den Spieler berühren, wird eine bestimmte Aktion ausgeführt, wie ziehe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Leben ab, füg welche hinzu, oder füge eine Banane zum Zähler hinzu.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obald der Spieler Schaden nimmt, wird er in sein Haus teleportiert, in welchem er geschützt is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fenster ist zu klein für neues Menü und <text:s/>durchs Vergrößern des Fensters skalieren unsere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und Hindernisse nicht mehr korrekt mit dem Fenster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Lösung-&gt; Objekte und Hindernisse nicht mehr abhängig von bestimmten Werten machen, sondern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on Fensterwerten, wie Window.heigth und Window.length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Nachdem wir nun unsere bewegenden Objekte zufällig erscheinen lassen, haben wir <text:s/>nun das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Problem, dass manchmal Objekte in <text:s/>unserem Safehouse spawnen. Um dies zu Lösen,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ollen wir einen Radius um das Haus erstellen, indem nichts spawnen kan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Testmenü wurde mit Lebensanzeige, der Anzahl an gesammelten Items, einem Infofester und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em Start/Pause Buttons in das Projekt eingefüg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auf dem Bildschirm skalieren nun mit der Bildschirmgröße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 Zukunft wollen wir unseren gesamten Code ausführlich und übersichtlich kommentieren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Zudem wollen wir<text:s/>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orders für den Spieler und die Tiere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innen mit der Kollision Auswert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mstrukturierung der Vererbungshierarchi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inen mit der Spielauswert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lle Objekte an einer Random Position spornen zu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Klasse für Tiere und Spieler von der Item-klasse erben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unktion zur Prüfung der Fenstergrenzen mit Übergabe der Objektzeige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egonnen Collisionen von Spieler mit Objekten zu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schreiben damit ein Objekt nicht aus der Oberfläche verschwinden kan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zur Verhinderung, dass Spieler durch einen Baum laufen kan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n für die Spielauswertung geschrie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fräumen von Klassen und begonnen mit ausführlichen 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Der Spieler konnte trotzdem in den Ecken des Spielfeldes herausfah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Die Tiere sind nicht ganz bis zum Rand gelaufen → Lösung: mit Spritegrößen gearbeit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Randomzahlen als Define deklar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tt mit Shapes arbeiten wir nun mit Sprites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e Spawnen <text:s/>auch im Safehouse (im Haus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6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feld nicht über array verwalten sondern bei Gui auf Kollision überprüf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 Algorithmus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zeugen und einbin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">
            <text:p>Implementierung einer Healthba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">
            <text:p>Spielauswertung fertig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number-columns-repeated="5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weitere Objekte (Spielfiguren) auf die Gui mit neuen Elementen erweiter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feldarray erzeugen und Felder bele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zeiger an Methode übergeben (sowohl Zeiger auf Objekte einer Klasse und zeiger auf Objekte der Klasse sf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von sf Objekten aus der GUI in die jeweilige Kla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kosnus von links nach rechts fliegen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n erstellt, über diese ein ein jeweiliges Image für die Gui erzeugt wir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der erstellung von sf Objekten in die Konstruktoren der jeweiligen K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FML Installationsfehler wurde nun bei allen Gruppenmitgliedern gelös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akefile funktioniert noch nicht so wie beabsichtigt. → Tutorials dazu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 Algorithmus programmier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zeugen und einbin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liegende Kokusnü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fled nicht über array verwalten sondern bei Gui auf Kollision überprüf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schreiben um zu überprüfen ob Objekt beim nächsten Zug aus der Oberfläche verschwind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6-10T00:00:00" table:style-name="ce10">
            <text:p>10.6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 für Randomzahle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für Zufallspositio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ssotiationen zwischen den Klassen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SFML als Graphische Oberfläche infor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estoberfläch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behebung um das Programm testweise starten zu könn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Fehlermeldungen gegoogled und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cpp Dateien kompiliert und weitere Errorcodes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den This Zeiger inform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h Dateien der Subklassen korrig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von dynamischen statt statischen Objek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Hauptspielfigur erstellt (Gimp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 Testversion zur Steuerung der Hauptspielfigur via Tastatu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1">
            <text:p>Erfolg:</text:p>
          </table:table-cell>
          <table:table-cell office:value-type="string" table:style-name="ce1">
            <text:p>Alle aktuellen Fehler behoben → Kompilierung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office:value-type="string" table:style-name="ce1">
            <text:p>Erster Programmstart mit Demo-Gui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ror: Impliziete-Deklaration vom Gui-Konstruktor → Konstruktor in Gui.h Datei verge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ror: Undefined Reference to … → Vermutung Make File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 beim Testen der Steuerung, aufgrund falscher Datentyp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Über Makefile informieren und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er auf der Gui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inale Steuerung des Spielers impleme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sicherheit über Assotiationen und Aggrekationen (Informieren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rt und Ziel, sowie Sperre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10">
            <text:p>20.5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konzepterstellung und eigene Features eingebau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ML Klassendiagramm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 Git einarbei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arbeitung in Vererb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der benötigtten Objekt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 der Methoden und Variab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utorials zu C++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Git Repository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diagramm gezeichn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PP und H Datei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ariablen und Method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ererbungshierarchi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Vererbung hat Probleme gemacht. --&gt; Goog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in Objektorientiertem p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über benötigte Klassen und Metho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Teilweise, hat es sehr lange gedau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1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- GEGGMAN -</meta:initial-creator>
    <dc:creator>- GEGGMAN -</dc:creator>
    <meta:creation-date>2022-05-14T13:23:04Z</meta:creation-date>
    <dc:date>2022-07-13T13:27:13Z</dc:date>
    <meta:editing-cycles>68</meta:editing-cycles>
    <meta:editing-duration>PT0S</meta:editing-duration>
  </office:meta>
</office:document-meta>
</file>